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text-underline-style="solid" style:text-underline-width="auto" style:text-underline-color="font-color" fo:font-weight="bold" officeooo:rsid="001faff1" officeooo:paragraph-rsid="001faff1" style:font-weight-asian="bold" style:font-weight-complex="bold"/>
    </style:style>
    <style:style style:name="P2" style:family="paragraph" style:parent-style-name="Standard">
      <style:paragraph-properties fo:line-height="150%" fo:text-align="center" style:justify-single-word="false"/>
      <style:text-properties fo:font-weight="bold" officeooo:rsid="001faff1" officeooo:paragraph-rsid="001faff1" style:font-weight-asian="bold" style:font-weight-complex="bold"/>
    </style:style>
    <style:style style:name="P3" style:family="paragraph" style:parent-style-name="Standard">
      <style:paragraph-properties fo:line-height="150%" fo:text-align="start" style:justify-single-word="false"/>
      <style:text-properties style:text-underline-style="none" fo:font-weight="normal" officeooo:rsid="001faff1" officeooo:paragraph-rsid="001faff1" style:font-weight-asian="normal" style:font-weight-complex="normal"/>
    </style:style>
    <style:style style:name="P4" style:family="paragraph" style:parent-style-name="Standard">
      <style:paragraph-properties fo:line-height="150%" fo:text-align="start" style:justify-single-word="false"/>
      <style:text-properties style:text-underline-style="none" fo:font-weight="normal" officeooo:rsid="0023c9e2" officeooo:paragraph-rsid="0023c9e2" style:font-weight-asian="normal" style:font-weight-complex="normal"/>
    </style:style>
    <style:style style:name="P5" style:family="paragraph" style:parent-style-name="Standard">
      <style:paragraph-properties fo:line-height="150%" fo:text-align="start" style:justify-single-word="false"/>
      <style:text-properties style:text-underline-style="none" fo:font-weight="normal" officeooo:rsid="00280eaf" officeooo:paragraph-rsid="00280eaf" style:font-weight-asian="normal" style:font-weight-complex="normal"/>
    </style:style>
    <style:style style:name="P6" style:family="paragraph" style:parent-style-name="Standard">
      <style:paragraph-properties fo:line-height="150%" fo:text-align="start" style:justify-single-word="false"/>
      <style:text-properties style:text-underline-style="none" fo:font-weight="normal" officeooo:rsid="001faff1" officeooo:paragraph-rsid="0029cb27" style:font-weight-asian="normal" style:font-weight-complex="normal"/>
    </style:style>
    <style:style style:name="P7" style:family="paragraph" style:parent-style-name="Standard">
      <style:paragraph-properties fo:line-height="150%" fo:text-align="start" style:justify-single-word="false"/>
      <style:text-properties style:text-underline-style="none" fo:font-weight="normal" officeooo:rsid="00234d19" officeooo:paragraph-rsid="0029cb27" style:font-weight-asian="normal" style:font-weight-complex="normal"/>
    </style:style>
    <style:style style:name="P8" style:family="paragraph" style:parent-style-name="Standard">
      <style:paragraph-properties fo:line-height="150%" fo:text-align="start" style:justify-single-word="false"/>
      <style:text-properties style:text-underline-style="none" fo:font-weight="normal" officeooo:rsid="00216838" officeooo:paragraph-rsid="0029cb27" style:font-weight-asian="normal" style:font-weight-complex="normal"/>
    </style:style>
    <style:style style:name="P9" style:family="paragraph" style:parent-style-name="Standard">
      <style:paragraph-properties fo:line-height="150%" fo:text-align="start" style:justify-single-word="false"/>
      <style:text-properties style:text-underline-style="none" fo:font-weight="normal" officeooo:rsid="0023c9e2" officeooo:paragraph-rsid="0029cb27" style:font-weight-asian="normal" style:font-weight-complex="normal"/>
    </style:style>
    <style:style style:name="T1" style:family="text">
      <style:text-properties officeooo:rsid="00216838"/>
    </style:style>
    <style:style style:name="T2" style:family="text">
      <style:text-properties officeooo:rsid="002350a0"/>
    </style:style>
    <style:style style:name="T3" style:family="text">
      <style:text-properties officeooo:rsid="0024dfda"/>
    </style:style>
    <style:style style:name="T4" style:family="text">
      <style:text-properties officeooo:rsid="00257684"/>
    </style:style>
    <style:style style:name="T5" style:family="text">
      <style:text-properties officeooo:rsid="00280eaf"/>
    </style:style>
    <style:style style:name="T6" style:family="text">
      <style:text-properties officeooo:rsid="0029cb27"/>
    </style:style>
    <style:style style:name="T7" style:family="text">
      <style:text-properties officeooo:rsid="001faf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yrostasis Resurrection: Backdrop of a plot III</text:p>
      <text:p text:style-name="P1">In memoriam</text:p>
      <text:p text:style-name="P3"><text:tab/></text:p>
      <text:p text:style-name="P3">Eddy S.<text:tab/><text:tab/><text:tab/><text:tab/>“<text:span text:style-name="T6">Sir, yes, sir.”</text:span></text:p>
      <text:p text:style-name="P6">Mickey P.<text:tab/><text:tab/><text:tab/><text:tab/><text:tab/><text:tab/>“<text:span text:style-name="T6">Sir, yes, sir.”</text:span></text:p>
      <text:p text:style-name="P7">Jerry M.<text:tab/><text:tab/><text:tab/><text:tab/><text:span text:style-name="T7">“Sir, yes, sir.”</text:span></text:p>
      <text:p text:style-name="P8">Tomer F.<text:tab/><text:tab/><text:tab/><text:tab/><text:tab/><text:tab/><text:span text:style-name="T7">“Sir, yes, sir.”</text:span></text:p>
      <text:p text:style-name="P8">Henry H.<text:tab/><text:tab/><text:span text:style-name="T7">“Sir, yes, sir.”<text:tab/></text:span></text:p>
      <text:p text:style-name="P8">Sean L.<text:tab/><text:tab/><text:tab/><text:tab/><text:span text:style-name="T7">“Sir, yes, sir.”</text:span></text:p>
      <text:p text:style-name="P8">Matias K.<text:tab/><text:tab/><text:span text:style-name="T7">“Sir, yes, sir.”</text:span></text:p>
      <text:p text:style-name="P8">Jonathan E.<text:tab/><text:tab/><text:tab/><text:tab/><text:span text:style-name="T7">“Sir, yes, sir.”</text:span></text:p>
      <text:p text:style-name="P8">Vova K.<text:tab/><text:tab/><text:tab/><text:tab/><text:tab/><text:tab/><text:span text:style-name="T7">“Sir, yes, sir.”</text:span></text:p>
      <text:p text:style-name="P8">Victoria X.<text:tab/><text:tab/><text:tab/><text:tab/><text:tab/><text:tab/><text:span text:style-name="T7">“Sir, yes, sir.”</text:span></text:p>
      <text:p text:style-name="P8">Gill G<text:tab/><text:tab/><text:tab/><text:tab/><text:tab/><text:span text:style-name="T7">“Sir, yes, sir.”</text:span></text:p>
      <text:p text:style-name="P8">Shannen V.<text:tab/><text:tab/><text:span text:style-name="T7">“Sir, yes, sir.”</text:span></text:p>
      <text:p text:style-name="P8">Semion C.<text:tab/><text:tab/><text:tab/><text:tab/><text:span text:style-name="T7">“Sir, yes, sir.”</text:span></text:p>
      <text:p text:style-name="P8">Charlie Z.<text:tab/><text:tab/><text:tab/><text:tab/><text:span text:style-name="T7">“Sir, yes, sir.”</text:span></text:p>
      <text:p text:style-name="P7">Ben B.<text:tab/><text:tab/><text:tab/><text:span text:style-name="T7">“Sir, yes, sir.”</text:span></text:p>
      <text:p text:style-name="P7">Paskaro I.<text:tab/><text:tab/><text:tab/><text:tab/><text:span text:style-name="T7">“Sir, yes, sir.”</text:span></text:p>
      <text:p text:style-name="P7">Wayne Z.<text:tab/><text:tab/><text:tab/><text:tab/><text:tab/><text:tab/><text:span text:style-name="T7">“Sir, yes, sir.”</text:span></text:p>
      <text:p text:style-name="P7">Ray M.<text:tab/><text:tab/><text:tab/><text:tab/><text:tab/><text:tab/><text:span text:style-name="T7">“Sir, yes, sir.”</text:span></text:p>
      <text:p text:style-name="P7">Emma B.<text:tab/><text:tab/><text:span text:style-name="T7">“Sir, yes, sir.”</text:span></text:p>
      <text:p text:style-name="P7">Guy K.<text:tab/><text:tab/><text:tab/><text:tab/><text:tab/><text:tab/><text:tab/><text:span text:style-name="T7">“Sir, yes, sir.”</text:span></text:p>
      <text:p text:style-name="P8">Daniel T.<text:tab/><text:tab/><text:tab/><text:tab/><text:span text:style-name="T7">“Sir, yes, sir.”</text:span></text:p>
      <text:p text:style-name="P8">Michael P.<text:tab/><text:tab/><text:span text:style-name="T7">“Sir, yes, sir.”</text:span></text:p>
      <text:p text:style-name="P8">Sam B.<text:tab/><text:tab/><text:tab/><text:tab/><text:tab/><text:span text:style-name="T7">“Sir, yes, sir.”</text:span></text:p>
      <text:p text:style-name="P8">Hank M.<text:tab/><text:tab/><text:tab/><text:tab/><text:span text:style-name="T7">“Sir, yes, sir.”</text:span></text:p>
      <text:p text:style-name="P8">Leeroy R. (not to be confused with the suicidal maniac Leeroy Jenkins who once destroyed an entire raid group for no <text:span text:style-name="T2">apparent </text:span>reason, save his own stupidity...)<text:tab/><text:span text:style-name="T7">“Sir, yes, sir.”</text:span></text:p>
      <text:p text:style-name="P9"><text:tab/>“<text:span text:style-name="T6">These people as you can see were wiped while en route to the Shonen Vorkuta, DVB radio broadcast station near Alfenz Austria, SAS-RIPE operatives who are still considered MIA since the incident, the Triad used a 50 Mega-ton Fat Man type fission bomb”</text:span></text:p>
      <text:p text:style-name="P9"><text:tab/>“<text:span text:style-name="T6">The same type used in Nagasaki, right?”</text:span></text:p>
      <text:p text:style-name="P9"><text:soft-page-break/><text:tab/>“<text:span text:style-name="T6">Yep. These PMC soldiers were SAS-RIPE operatives, outsourced from a PMC under the control of the Yakuza to</text:span> IANA (Industrialized Arab Nations Army), of which SAS-RIPE were a subsidiary of... <text:span text:style-name="T6">Further details and acronyms are on a need-to-know basis.”</text:span></text:p>
      <text:p text:style-name="P9"><text:tab/>“<text:span text:style-name="T6">Why are you showing me this, boss?”</text:span> </text:p>
      <text:p text:style-name="P9"><text:tab/>“<text:span text:style-name="T6">The time to make a choice has come, Mr. Mack Smith, you can be a traffic warden for two more years, and then become a real detective, or quit now the police academy and join the army.”</text:span></text:p>
      <text:p text:style-name="P9"><text:tab/>“<text:span text:style-name="T6">What is the mortality rate of this department, sir?”</text:span></text:p>
      <text:p text:style-name="P9"><text:tab/>“<text:span text:style-name="T6">About 12 a year. Especially victims of Hover-crafts, who run out of fuel, or cataclysmic errors in the levitation pellets.”</text:span></text:p>
      <text:p text:style-name="P9"><text:tab/>“<text:span text:style-name="T6">And how many people are before me, if I choose to wait?”</text:span></text:p>
      <text:p text:style-name="P9"><text:tab/>“<text:span text:style-name="T6">Sixty seven. Not enough to cut the line short, I'm afraid.”</text:span></text:p>
      <text:p text:style-name="P9"><text:tab/>“<text:span text:style-name="T6">I understand, sir.”</text:span></text:p>
      <text:p text:style-name="P9"><text:tab/>“<text:span text:style-name="T6">Do you need more time to think about it, Mr. Smith?”</text:span></text:p>
      <text:p text:style-name="P9"><text:tab/>“<text:span text:style-name="T6">No, that's fine officer Keegan, I know, what I need to do now, I have been wondering about that for the all year, whether I should stay in the program, like my father and grandfather before me, but my decision is already made which path to take. Thank you, sir.” </text:span></text:p>
      <text:p text:style-name="P9"><text:span text:style-name="T6">Mack Smith</text:span> handed in his badge and walked the path of shame, from the police academy. He wanted something more when he drafted and th<text:span text:style-name="T6">e</text:span> wall of honourary names <text:span text:style-name="T6">of the Shonen Vorkuta MIAs/KIAs </text:span>did not bode well on his traffic warden uniform. He wanted to become a field operative like the names <text:span text:style-name="T5">on the</text:span> wall represented, but alas traffic warden did not cut it for him. That is why he decided to join the confederate army, who was the military arm of the UNDF programme.</text:p>
      <text:p text:style-name="P4"><text:tab/><text:span text:style-name="T3">The UNDF initiative came from other various projects to which the Confederacy attached itself. There were many such trials held in the African continent and some Asian parts of the world that were usually combat zones. Afghanistan, Iran, Pakistan, Iraq, and Kuwait in particular. Other renegade states at the time included Syria, Libya, Algeria, Sudan and North Korea. There were erratic weapon suppliers here and there but they were all puppets of the CCP (Chinese Communist Party) or were being supplied by renegade Spetznats forces from the former USSR.</text:span></text:p>
      <text:p text:style-name="P4"><text:tab/><text:span text:style-name="T4">Secretly both Chinese and Russian weapon wholesalers were targeting these IANA developing PMC markets. Private Military Corporations were growing like mushrooms after the rain in such socioeconomically under-privileged war zones from the days of yore. Mr. Mack Smith wanted to get on with his life, failing to join the ranks of the SAS-RIPE operatives, he sought for a military career. One that could make full usage of his dormant potential to become a great military leader. Or so he thought.</text:span></text:p>
      <text:p text:style-name="P5">Little did he know what was in store for him in days to co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oZooL </meta:initial-creator>
    <meta:creation-date>2014-02-03T21:06:49.399570925</meta:creation-date>
    <dc:date>2014-07-14T20:10:20.396549408</dc:date>
    <dc:creator>OoZooL </dc:creator>
    <meta:editing-duration>PT1H40M44S</meta:editing-duration>
    <meta:editing-cycles>8</meta:editing-cycles>
    <meta:generator>LibreOffice/4.1.4.2$Linux_X86_64 LibreOffice_project/410$Build-2</meta:generator>
    <meta:document-statistic meta:table-count="0" meta:image-count="0" meta:object-count="0" meta:page-count="2" meta:paragraph-count="44" meta:word-count="677" meta:character-count="3904" meta:non-whitespace-character-count="3174"/>
  </office:meta>
</office:document-meta>
</file>